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408cm" fo:min-width="1.5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1.852cm" fo:min-width="5.556cm" fo:wrap-option="wrap"/>
      <style:paragraph-properties style:writing-mode="lr-tb"/>
    </style:style>
    <style:style style:name="gr31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32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4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5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6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7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4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41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2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3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4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0.537cm" style:use-optimal-column-width="false"/>
    </style:style>
    <style:style style:name="co8" style:family="table-column">
      <style:table-column-properties style:column-width="3.249cm" style:use-optimal-column-width="false"/>
    </style:style>
    <style:style style:name="co9" style:family="table-column">
      <style:table-column-properties style:column-width="13.786cm" style:use-optimal-column-width="false"/>
    </style:style>
    <style:style style:name="co10" style:family="table-column">
      <style:table-column-properties style:column-width="1.56cm" style:use-optimal-column-width="false"/>
    </style:style>
    <style:style style:name="co11" style:family="table-column">
      <style:table-column-properties style:column-width="1.576cm" style:use-optimal-column-width="false"/>
    </style:style>
    <style:style style:name="co12" style:family="table-column">
      <style:table-column-properties style:column-width="4.797cm" style:use-optimal-column-width="false"/>
    </style:style>
    <style:style style:name="co13" style:family="table-column">
      <style:table-column-properties style:column-width="2.672cm" style:use-optimal-column-width="false"/>
    </style:style>
    <style:style style:name="co14" style:family="table-column">
      <style:table-column-properties style:column-width="2.762cm" style:use-optimal-column-width="false"/>
    </style:style>
    <style:style style:name="co15" style:family="table-column">
      <style:table-column-properties style:column-width="10.792cm" style:use-optimal-column-width="false"/>
    </style:style>
    <style:style style:name="co16" style:family="table-column">
      <style:table-column-properties style:column-width="2.977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2cm" style:use-optimal-row-height="false"/>
    </style:style>
    <style:style style:name="ro6" style:family="table-row">
      <style:table-row-properties style:row-height="1.196cm" style:use-optimal-row-height="false"/>
    </style:style>
    <style:style style:name="ro7" style:family="table-row">
      <style:table-row-properties style:row-height="1.477cm" style:use-optimal-row-height="false"/>
    </style:style>
    <style:style style:name="ro8" style:family="table-row">
      <style:table-row-properties style:row-height="1.331cm" style:use-optimal-row-height="false"/>
    </style:style>
    <style:style style:name="ro9" style:family="table-row">
      <style:table-row-properties style:row-height="1.159cm" style:use-optimal-row-height="false"/>
    </style:style>
    <style:style style:name="ro10" style:family="table-row">
      <style:table-row-properties style:row-height="1.18cm" style:use-optimal-row-height="false"/>
    </style:style>
    <style:style style:name="ro11" style:family="table-row">
      <style:table-row-properties style:row-height="1.174cm" style:use-optimal-row-height="false"/>
    </style:style>
    <style:style style:name="ro12" style:family="table-row">
      <style:table-row-properties style:row-height="1.036cm" style:use-optimal-row-height="false"/>
    </style:style>
    <style:style style:name="ro13" style:family="table-row">
      <style:table-row-properties style:row-height="1.109cm" style:use-optimal-row-height="false"/>
    </style:style>
    <style:style style:name="ro14" style:family="table-row">
      <style:table-row-properties style:row-height="0.942cm" style:use-optimal-row-height="false"/>
    </style:style>
    <style:style style:name="ro15" style:family="table-row">
      <style:table-row-properties style:row-height="0.946cm" style:use-optimal-row-height="false"/>
    </style:style>
    <style:style style:name="ro16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6" style:family="table-cell">
      <style:text-properties style:font-name="Nimbus Sans" fo:font-size="16pt" style:font-name-asian="DejaVu Sans Mono" style:font-size-asian="16pt" style:font-size-complex="16pt"/>
    </style:style>
    <style:style style:name="ce7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8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9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0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7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9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0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style:writing-mode="lr-tb"/>
      <style:text-properties style:font-size-asian="20pt"/>
    </style:style>
    <style:style style:name="P33" style:family="paragraph">
      <style:paragraph-properties fo:text-align="start"/>
    </style:style>
    <style:style style:name="P34" style:family="paragraph">
      <style:text-properties style:font-name="Nimbus Sans" fo:font-size="16pt" style:font-name-asian="DejaVu Sans Mono" style:font-size-asian="16pt" style:font-size-complex="16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</text:span><text:span text:style-name="T1">16:28 <text:s/></text:span><text:span text:style-name="T1"><text:s/>COM </text:span><text:span text:style-name="T1">5: </text:span><text:span text:style-name="T1">Recei</text:span><text:span text:style-name="T1">ved </text:span><text:span text:style-name="T1">Profile</text:span><text:span text:style-name="T1">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</text:span><text:span text:style-name="T1">16:29 <text:s/></text:span><text:span text:style-name="T1"><text:s/>COM </text:span><text:span text:style-name="T1">6 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</text:span><text:span text:style-name="T1">16:30 <text:s/></text:span><text:span text:style-name="T1"><text:s/>COM </text:span><text:span text:style-name="T1">6 <text:s/></text:span><text:span text:style-name="T1">Flashi</text:span><text:span text:style-name="T1">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723cm" svg:x="3.5cm" svg:y="4.27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  <table:table-cell table:style-name="ce3"/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FF:FF:FF:FF:FF:FF</text:p>
              </table:table-cell>
              <table:table-cell table:style-name="ce3"/>
            </table:table-row>
            <table:table-row table:style-name="ro5" table:default-cell-style-name="ce2">
              <table:table-cell>
                <text:p text:style-name="P25">Auto Load Control.</text:p>
              </table:table-cell>
              <table:table-cell>
                <text:p text:style-name="P25">0xFF</text:p>
              </table:table-cell>
              <table:table-cell table:style-name="ce3"/>
            </table:table-row>
            <table:table-row table:style-name="ro6" table:default-cell-style-name="ce2">
              <table:table-cell>
                <text:p text:style-name="P25">Batch Size</text:p>
              </table:table-cell>
              <table:table-cell>
                <text:p text:style-name="P25">100</text:p>
              </table:table-cell>
              <table:table-cell table:style-name="ce3"/>
            </table:table-row>
            <table:table-row table:style-name="ro7">
              <table:table-cell table:style-name="ce2">
                <text:p text:style-name="P25">CMD</text:p>
              </table:table-cell>
              <table:table-cell table:style-name="ce4">
                <text:p text:style-name="P26">0xF933AAC0 </text:p>
              </table:table-cell>
              <table:table-cell table:style-name="ce3"/>
            </table:table-row>
            <table:table-row table:style-name="ro8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  <table:table-cell table:style-name="ce3"/>
            </table:table-row>
            <table:table-row table:style-name="ro9" table:default-cell-style-name="ce5">
              <table:table-cell>
                <text:p text:style-name="P25"><text:span text:style-name="T6">Row Data Source</text:span></text:p>
              </table:table-cell>
              <table:table-cell>
                <text:p text:style-name="P25"><text:span text:style-name="T6">Flash_1212.data</text:span></text:p>
              </table:table-cell>
              <table:table-cell table:style-name="orange1"/>
            </table:table-row>
          </table:table>
          <draw:image xlink:href="Pictures/TablePreview2.svm" xlink:type="simple" xlink:show="embed" xlink:actuate="onLoad"/>
        </draw:frame>
        <draw:frame draw:style-name="gr26" draw:text-style-name="P28" draw:layer="layout" svg:width="10.897cm" svg:height="1.17cm" svg:x="3.548cm" svg:y="2.988cm">
          <draw:text-box>
            <text:p text:style-name="P27"><text:span text:style-name="T7">Dev B</text:span><text:span text:style-name="T7">：</text:span><text:span text:style-name="T8">COM6:115200,N,8,1</text:span></text:p>
          </draw:text-box>
        </draw:frame>
        <draw:frame draw:style-name="gr27" draw:text-style-name="P29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12" draw:text-style-name="P12" draw:layer="layout" svg:width="6cm" svg:height="1cm" svg:x="17.5cm" svg:y="13.5cm">
          <text:p text:style-name="P11"><text:span text:style-name="T3">按下</text:span><text:span text:style-name="T3">開始</text:span><text:span text:style-name="T3">編輯</text:span></text:p>
          <draw:enhanced-geometry svg:viewBox="0 0 21600 21600" draw:mirror-horizontal="false" draw:mirror-vertical="false" draw:text-areas="800 800 20800 20800" draw:type="round-rectangular-callout" draw:modifiers="16251.2914514248 -17866.9330669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0" draw:layer="layout" svg:width="3.5cm" svg:height="1cm" svg:x="3.5cm" svg:y="13cm">
          <text:p text:style-name="P17"><text:span text:style-name="T4">Can</text:span><text:span text:style-name="T4">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3.5cm" svg:height="1cm" svg:x="8cm" svg:y="13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1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10.84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9.34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8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6.842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2cm" svg:height="0.658cm" svg:x="20.5cm" svg:y="5.5cm">
          <text:p text:style-name="P17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6cm" svg:height="2cm" svg:x="18.5cm" svg:y="2cm">
          <text:p text:style-name="P11"><text:span text:style-name="T3">FF </text:span><text:span text:style-name="T3">可以</text:span><text:span text:style-name="T3">prog</text:span><text:span text:style-name="T3">ram, </text:span><text:span text:style-name="T3">其他</text:span><text:span text:style-name="T3">是 </text:span><text:span text:style-name="T3">Disa</text:span><text:span text:style-name="T3">ble</text:span></text:p>
          <draw:enhanced-geometry svg:viewBox="0 0 21600 21600" draw:mirror-horizontal="false" draw:mirror-vertical="false" draw:text-areas="800 800 20800 20800" draw:type="round-rectangular-callout" draw:modifiers="12104.782536244 39033.2833583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9"/>
              <table:table-row table:style-name="ro10" table:default-cell-style-name="ce5">
                <table:table-cell>
                  <text:p text:style-name="P33"><text:span text:style-name="T6">Field</text:span></text:p>
                </table:table-cell>
                <table:table-cell>
                  <text:p text:style-name="P25"><text:span text:style-name="T6">Value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Mac Addr.</text:span></text:p>
                </table:table-cell>
                <table:table-cell>
                  <text:p text:style-name="P25"><text:span text:style-name="T6">3C:52:67:12:E3:46</text:span></text:p>
                </table:table-cell>
              </table:table-row>
              <table:table-row table:style-name="ro10" table:default-cell-style-name="ce6">
                <table:table-cell>
                  <text:p text:style-name="P34"><text:span text:style-name="T6">Mac Auto Inc.</text:span></text:p>
                </table:table-cell>
                <table:table-cell>
                  <text:p text:style-name="P34"><text:span text:style-name="T6">Y</text:span></text:p>
                </table:table-cell>
              </table:table-row>
              <table:table-row table:style-name="ro10" table:default-cell-style-name="ce6">
                <table:table-cell>
                  <text:p text:style-name="P34"><text:span text:style-name="T6">Batch Size</text:span></text:p>
                </table:table-cell>
                <table:table-cell>
                  <text:p text:style-name="P34"><text:span text:style-name="T6">100</text:span></text:p>
                </table:table-cell>
              </table:table-row>
              <table:table-row table:style-name="ro10">
                <table:table-cell table:style-name="ce5">
                  <text:p text:style-name="P25"><text:span text:style-name="T6">CMD</text:span></text:p>
                </table:table-cell>
                <table:table-cell table:style-name="ce7">
                  <text:p text:style-name="P26"><text:span text:style-name="T6">0xF933AAC0 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Row Data Bytes</text:span></text:p>
                </table:table-cell>
                <table:table-cell>
                  <text:p text:style-name="P25"><text:span text:style-name="T6">32</text:span></text:p>
                </table:table-cell>
              </table:table-row>
              <table:table-row table:style-name="ro10" table:default-cell-style-name="ce5">
                <table:table-cell>
                  <text:p text:style-name="P25"><text:span text:style-name="T6">Row Data Source</text:span></text:p>
                </table:table-cell>
                <table:table-cell>
                  <text:p text:style-name="P25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28" draw:layer="layout" svg:width="10.897cm" svg:height="1.17cm" svg:x="3.5cm" svg:y="3.33cm">
            <draw:text-box>
              <text:p text:style-name="P27"><text:span text:style-name="T7">Dev </text:span><text:span text:style-name="T7">B</text:span><text:span text:style-name="T7">：</text:span><text:span text:style-name="T8">COM6</text:span><text:span text:style-name="T8">:1152</text:span><text:span text:style-name="T8">00,N,</text:span><text:span text:style-name="T8">8,1</text:span></text:p>
            </draw:text-box>
          </draw:frame>
          <draw:frame draw:style-name="gr27" draw:text-style-name="P29" draw:layer="layout" svg:width="8cm" svg:height="1.17cm" svg:x="9cm" svg:y="1.538cm">
            <draw:text-box>
              <text:p text:style-name="P3"><text:span text:style-name="T9">Profil</text:span><text:span text:style-name="T9">e</text:span><text:span text:style-name="T9">：</text:span><text:span text:style-name="T9">Dev </text:span><text:span text:style-name="T9">B</text:span></text:p>
            </draw:text-box>
          </draw:frame>
          <draw:custom-shape draw:style-name="gr31" draw:text-style-name="P31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30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2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30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4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0"/>
              <table:table-column table:style-name="co11"/>
              <table:table-row table:style-name="ro11" table:default-cell-style-name="ce8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10" table:default-cell-style-name="ce9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12" table:default-cell-style-name="ce9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13" table:default-cell-style-name="ce9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10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14" table:default-cell-style-name="ce9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14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5" table:default-cell-style-name="ce9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6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6" table:default-cell-style-name="ce11">
              <table:table-cell>
                <text:p text:style-name="P40">Name</text:p>
              </table:table-cell>
              <table:table-cell>
                <text:p text:style-name="P40">Start</text:p>
              </table:table-cell>
              <table:table-cell>
                <text:p text:style-name="P40">Len</text:p>
              </table:table-cell>
              <table:table-cell>
                <text:p text:style-name="P40">Example Hex Value</text:p>
              </table:table-cell>
              <table:table-cell/>
            </table:table-row>
            <table:table-row table:style-name="ro16" table:default-cell-style-name="ce11">
              <table:table-cell>
                <text:p text:style-name="P40">MAC Addr</text:p>
              </table:table-cell>
              <table:table-cell>
                <text:p text:style-name="P40">0x0</text:p>
              </table:table-cell>
              <table:table-cell>
                <text:p text:style-name="P40">0x6</text:p>
              </table:table-cell>
              <table:table-cell>
                <text:p text:style-name="P40">0x02 0x42 0x6a </text:p>
                <text:p text:style-name="P40">0x87 0xe8 0x45 </text:p>
              </table:table-cell>
              <table:table-cell/>
            </table:table-row>
            <table:table-row table:style-name="ro16" table:default-cell-style-name="ce11">
              <table:table-cell>
                <text:p text:style-name="P40">Auto Load Control</text:p>
              </table:table-cell>
              <table:table-cell>
                <text:p text:style-name="P40">0x06</text:p>
              </table:table-cell>
              <table:table-cell>
                <text:p text:style-name="P40">0x2</text:p>
              </table:table-cell>
              <table:table-cell>
                <text:p text:style-name="P40">0x5555</text:p>
              </table:table-cell>
              <table:table-cell/>
            </table:table-row>
            <table:table-row table:style-name="ro16" table:default-cell-style-name="ce11">
              <table:table-cell/>
              <table:table-cell>
                <text:p text:style-name="P40">0x20</text:p>
              </table:table-cell>
              <table:table-cell/>
              <table:table-cell/>
              <table:table-cell/>
            </table:table-row>
            <table:table-row table:style-name="ro16" table:default-cell-style-name="ce11">
              <table:table-cell/>
              <table:table-cell>
                <text:p text:style-name="P40">0x30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1" draw:layer="layout" svg:width="25.199cm" svg:height="1.975cm" svg:x="1.401cm" svg:y="0.525cm">
          <draw:text-box>
            <text:p><text:span text:style-name="T13">Po</text:span><text:span text:style-name="T13">rfil</text:span><text:span text:style-name="T13">e </text:span><text:span text:style-name="T13">Fo</text:span><text:span text:style-name="T13">r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7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</text:span><text:span text:style-name="T9">ce</text:span></text:p>
          </draw:text-box>
        </draw:frame>
        <draw:custom-shape draw:style-name="gr38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</text:span><text:span text:style-name="T9">sage</text:span><text:span text:style-name="T9">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</text:span><text:span text:style-name="T1">16:28 <text:s/></text:span><text:span text:style-name="T1"><text:s/>Start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</text:span><text:span text:style-name="T1">16:29 <text:s/></text:span><text:span text:style-name="T1"><text:s/></text:span><text:span text:style-name="T1">Finish </text:span><text:span text:style-name="T1">downl</text:span><text:span text:style-name="T1">oadin</text:span><text:span text:style-name="T1">g </text:span><text:span text:style-name="T1">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</text:span><text:span text:style-name="T1">16:30 <text:s/></text:span><text:span text:style-name="T1"><text:s/></text:span><text:span text:style-name="T1">Flashi</text:span><text:span text:style-name="T1">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</text:span><text:span text:style-name="T9">ress </text:span><text:span text:style-name="T9">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</text:span><text:span text:style-name="T9">lt</text:span></text:p>
          </draw:text-box>
        </draw:frame>
        <draw:custom-shape draw:style-name="gr39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9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</text:span><text:span text:style-name="T2">Dev 1: </text:span><text:span text:style-name="T2">VCom</text:span><text:span text:style-name="T2">m3, </text:span><text:span text:style-name="T2">11520</text:span><text:span text:style-name="T2">0, N, </text:span><text:span text:style-name="T2">8, 1 </text:span></text:p>
          </draw:text-box>
        </draw:frame>
        <draw:custom-shape draw:style-name="gr40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6" draw:layer="layout" svg:width="12cm" svg:height="1cm" svg:x="13cm" svg:y="1cm">
          <text:p text:style-name="P45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41" draw:text-style-name="P46" draw:layer="layout" svg:width="12cm" svg:height="1cm" svg:x="13.5cm" svg:y="13.5cm">
          <text:p text:style-name="P45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5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3:58:58.518000667</dc:date>
    <meta:editing-duration>PT11H15M22S</meta:editing-duration>
    <meta:editing-cycles>85</meta:editing-cycles>
    <meta:generator>LibreOffice/7.4.7.2$Linux_X86_64 LibreOffice_project/40$Build-2</meta:generator>
    <meta:document-statistic meta:object-count="134"/>
  </office:meta>
</office:document-meta>
</file>